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5bc4" officeooo:paragraph-rsid="001f5bc4"/>
    </style:style>
    <style:style style:name="T1" style:family="text">
      <style:text-properties officeooo:rsid="001f5b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evice Management Cheat Sheet <text:tab/></text:p>
      <text:p text:style-name="Standard"><text:tab/>Device Management allows organization to manage laptops, desktops and phones that need access to cloud resources. </text:p>
      <text:p text:style-name="Standard"><text:tab/>device management is found under Azure Active Directory (Azure AD) </text:p>
      <text:p text:style-name="Standard"><text:tab/>There are 3 ways to join types in (bring devices into) Device Management: </text:p>
      <text:p text:style-name="Standard"><text:tab/><text:tab/>Azure Regist<text:span text:style-name="T1">ered</text:span></text:p>
      <text:p text:style-name="Standard"><text:tab/><text:tab/><text:tab/><text:span text:style-name="T1">personally owned devices or mobile devices </text:span></text:p>
      <text:p text:style-name="P1"><text:tab/><text:tab/><text:tab/>Signed in with a local or personal account </text:p>
      <text:p text:style-name="P1"><text:tab/><text:tab/><text:tab/>Windows 10, iOS, Android and MacOS</text:p>
      <text:p text:style-name="P1"><text:tab/><text:tab/>Azure AD Joined</text:p>
      <text:p text:style-name="P1"><text:tab/><text:tab/><text:tab/>Devices owned by the corporation</text:p>
      <text:p text:style-name="P1"><text:tab/><text:tab/><text:tab/>Signed in with an organization</text:p>
      <text:p text:style-name="P1"><text:tab/><text:tab/><text:tab/>Access to devices that exist in only in the cloud (Cloud Native)</text:p>
      <text:p text:style-name="P1"><text:tab/><text:tab/><text:tab/><text:tab/>Windows 10, Windows Server 2019</text:p>
      <text:p text:style-name="P1"><text:tab/><text:tab/>Hybrid Azure AD joined</text:p>
      <text:p text:style-name="P1"><text:tab/><text:tab/><text:tab/>Devices owned by the organization </text:p>
      <text:p text:style-name="P1"><text:tab/><text:tab/><text:tab/>Signed in with Active Directory Domain Services account owned by organization</text:p>
      <text:p text:style-name="P1"><text:tab/><text:tab/><text:tab/>Devices that exist in the cloud or on-premises</text:p>
      <text:p text:style-name="P1"><text:tab/><text:tab/><text:tab/>Windows 7,8.1,10, Windows Server 2008 or newer</text:p>
      <text:p text:style-name="P1"><text:tab/>Mobile Device Management (MDM)</text:p>
      <text:p text:style-name="P1"><text:tab/><text:tab/>Control the entire device, can wipe data from it, and also reset it to factory settings </text:p>
      <text:p text:style-name="P1"><text:tab/>Mobile Application Management (MAM)</text:p>
      <text:p text:style-name="P1"><text:tab/><text:tab/>Publish, push, configure, secure, monitor, and update mobile apps for your users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8T19:18:08.971740903</meta:creation-date>
    <dc:date>2022-05-13T08:32:36.551298711</dc:date>
    <meta:editing-duration>PT4M14S</meta:editing-duration>
    <meta:editing-cycles>2</meta:editing-cycles>
    <meta:generator>LibreOffice/6.4.7.2$Linux_X86_64 LibreOffice_project/40$Build-2</meta:generator>
    <meta:print-date>2022-05-13T08:32:29.526413742</meta:print-date>
    <meta:document-statistic meta:table-count="0" meta:image-count="0" meta:object-count="0" meta:page-count="1" meta:paragraph-count="22" meta:word-count="166" meta:character-count="1103" meta:non-whitespace-character-count="900"/>
  </office:meta>
</office:document-meta>
</file>